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1000000E38EC3DB8CF6B85B62.png" manifest:media-type="image/png"/>
  <manifest:file-entry manifest:full-path="Pictures/100002010000050F000002E7C0FDEC443D08B047.png" manifest:media-type="image/png"/>
  <manifest:file-entry manifest:full-path="Pictures/10000201000004FC0000022B14BB5D76F7282D1E.png" manifest:media-type="image/png"/>
  <manifest:file-entry manifest:full-path="Pictures/100002010000031E000001E40BB2443AEA440BB2.png" manifest:media-type="image/png"/>
  <manifest:file-entry manifest:full-path="Pictures/100002010000031E000001E58F31920601283CE9.png" manifest:media-type="image/png"/>
  <manifest:file-entry manifest:full-path="Pictures/100002010000031F000001E4C98239D736B271AE.png" manifest:media-type="image/png"/>
  <manifest:file-entry manifest:full-path="Pictures/1000020100000320000001E2A8A9063CC6F06EE4.png" manifest:media-type="image/png"/>
  <manifest:file-entry manifest:full-path="Pictures/1000020100000320000001240DCE3D5D57A698CB.png" manifest:media-type="image/png"/>
  <manifest:file-entry manifest:full-path="Pictures/100002010000031D000001E44374F58F02B060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c5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7.133cm, 4.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.59cm" svg:height="10.68cm" draw:z-index="0"><draw:image xlink:href="Pictures/100002010000031D000001E44374F58F02B0605A.png" xlink:type="simple" xlink:show="embed" xlink:actuate="onLoad" loext:mime-type="image/png"/></draw:frame><text:s/></text:p>
      <text:p text:style-name="P1"><draw:frame draw:style-name="fr1" draw:name="Image2" text:anchor-type="char" svg:width="17.59cm" svg:height="6.419cm" draw:z-index="1"><draw:image xlink:href="Pictures/1000020100000320000001240DCE3D5D57A698CB.png" xlink:type="simple" xlink:show="embed" xlink:actuate="onLoad" loext:mime-type="image/png"/></draw:frame><text:s/></text:p>
      <text:p text:style-name="P1"><draw:frame draw:style-name="fr3" draw:name="Image3" text:anchor-type="char" svg:width="17.59cm" svg:height="10.654cm" draw:z-index="2"><draw:image xlink:href="Pictures/100002010000031F000001E4C98239D736B271AE.png" xlink:type="simple" xlink:show="embed" xlink:actuate="onLoad" loext:mime-type="image/png"/></draw:frame><text:soft-page-break/><text:s/></text:p>
      <text:p text:style-name="P1"><draw:frame draw:style-name="fr1" draw:name="Image4" text:anchor-type="char" svg:width="17.59cm" svg:height="10.597cm" draw:z-index="3"><draw:image xlink:href="Pictures/1000020100000320000001E2A8A9063CC6F06EE4.png" xlink:type="simple" xlink:show="embed" xlink:actuate="onLoad" loext:mime-type="image/png"/></draw:frame><text:s/></text:p>
      <text:p text:style-name="P1"><draw:frame draw:style-name="fr3" draw:name="Image5" text:anchor-type="char" svg:width="17.59cm" svg:height="10.689cm" draw:z-index="4"><draw:image xlink:href="Pictures/100002010000031E000001E58F31920601283CE9.png" xlink:type="simple" xlink:show="embed" xlink:actuate="onLoad" loext:mime-type="image/png"/></draw:frame><text:soft-page-break/><text:s/></text:p>
      <text:p text:style-name="P1"><draw:frame draw:style-name="fr1" draw:name="Image6" text:anchor-type="char" svg:width="17.59cm" svg:height="10.668cm" draw:z-index="5"><draw:image xlink:href="Pictures/100002010000031E000001E40BB2443AEA440BB2.png" xlink:type="simple" xlink:show="embed" xlink:actuate="onLoad" loext:mime-type="image/png"/></draw:frame><text:s/></text:p>
      <text:p text:style-name="P1"><draw:frame draw:style-name="fr3" draw:name="Image7" text:anchor-type="char" svg:width="17.59cm" svg:height="7.65cm" draw:z-index="6"><draw:image xlink:href="Pictures/10000201000004FC0000022B14BB5D76F7282D1E.png" xlink:type="simple" xlink:show="embed" xlink:actuate="onLoad" loext:mime-type="image/png"/></draw:frame><text:soft-page-break/><text:s/></text:p>
      <text:p text:style-name="P1"><draw:frame draw:style-name="fr2" draw:name="Image8" text:anchor-type="char" svg:width="17.496cm" svg:height="9.943cm" draw:z-index="7"><draw:image xlink:href="Pictures/100002010000050F000002E7C0FDEC443D08B047.png" xlink:type="simple" xlink:show="embed" xlink:actuate="onLoad" loext:mime-type="image/png"/></draw:frame><text:s/></text:p>
      <text:p text:style-name="P1"><draw:frame draw:style-name="fr1" draw:name="Image9" text:anchor-type="char" svg:width="17.59cm" svg:height="3.078cm" draw:z-index="8"><draw:image xlink:href="Pictures/1000020100000511000000E38EC3DB8CF6B85B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15:29:25.252211986</meta:creation-date>
    <dc:date>2023-04-10T15:35:36.273938039</dc:date>
    <meta:editing-duration>PT6M11S</meta:editing-duration>
    <meta:editing-cycles>1</meta:editing-cycles>
    <meta:document-statistic meta:table-count="0" meta:image-count="9" meta:object-count="0" meta:page-count="4" meta:paragraph-count="8" meta:word-count="0" meta:character-count="8" meta:non-whitespace-character-count="0"/>
    <meta:generator>LibreOffice/6.4.7.2$Linux_X86_64 LibreOffice_project/40$Build-2</meta:generator>
  </office:meta>
</office:document-meta>
</file>